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5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ader Chat" draw:style-name="dp1" draw:master-page-name="Default">
        <draw:rect draw:style-name="gr1" draw:text-style-name="P1" draw:layer="layout" svg:width="5cm" svg:height="5.5cm" svg:x="1.5cm" svg:y="2cm">
          <text:p/>
        </draw:rect>
        <draw:frame draw:style-name="gr2" draw:layer="layout" svg:width="5cm" svg:height="5.5cm" svg:x="2cm" svg:y="2.5cm">
          <draw:text-box>
            <text:p>メニュー</text:p>
            <text:p>－－－－－</text:p>
            <text:p>プレイ</text:p>
            <text:p>成績表示</text:p>
            <text:p>詳細</text:p>
            <text:p>削除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